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table:align="margins"/>
    </style:style>
    <style:style style:name="表3.A" style:family="table-column">
      <style:table-column-properties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table:align="margins"/>
    </style:style>
    <style:style style:name="表8.A" style:family="table-column">
      <style:table-column-properties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97cm" fo:border="0.002cm solid #000000"/>
    </style:style>
    <style:style style:name="表4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P15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5260625176849647912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8766886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2175970354974809917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97883202796835722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  <text:list-item>
                  <text:p text:style-name="P8">metronome (default = 80 ?)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  <text:list>
                    <text:list-item>
                      <text:p text:style-name="P8">memo</text:p>
                    </text:list-item>
                    <text:list-item>
                      <text:p text:style-name="P8">clear book</text:p>
                    </text:list-item>
                  </text:list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、消しテープも) 定規</text:span></text:p>
                  <text:list>
                    <text:list-item>
                      <text:p text:style-name="P11">日付スタンプ、インクパッド</text:p>
                    </text:list-item>
                  </text:list>
                </text:list-item>
                <text:list-item>
                  <text:p text:style-name="P8"><text:soft-page-break/>mobile holder</text:p>
                  <text:list>
                    <text:list-item>
                      <text:p text:style-name="P11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8"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 : 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13">menu (2019/10/18 16:17:15)</text:p>
              <text:list>
                <text:list-item>
                  <text:p text:style-name="P13">tuning : <text:a xlink:type="simple" xlink:href="https://pianoplays.com/" text:style-name="Internet_20_link" text:visited-style-name="Visited_20_Internet_20_Link">https://pianoplays.com</text:a></text:p>
                </text:list-item>
                <text:list-item>
                  <text:p text:style-name="P13">warm-up : <text:a xlink:type="simple" xlink:href="https://psychicscience.org/random" text:style-name="Internet_20_link" text:visited-style-name="Visited_20_Internet_20_Link">https://psychicscience.org/random</text:a></text:p>
                  <text:list>
                    <text:list-item>
                      <text:p text:style-name="P13">harmonics</text:p>
                    </text:list-item>
                    <text:list-item>
                      <text:p text:style-name="P13">flamenco : et-6</text:p>
                    </text:list-item>
                    <text:list-item>
                      <text:p text:style-name="P13">arpeggio</text:p>
                    </text:list-item>
                    <text:list-item>
                      <text:p text:style-name="P13">hammering &amp; pulling</text:p>
                    </text:list-item>
                    <text:list-item>
                      <text:p text:style-name="P13">tapping : L,R</text:p>
                    </text:list-item>
                    <text:list-item>
                      <text:p text:style-name="P13">scale : </text:p>
                    </text:list-item>
                    <text:list-item>
                      <text:p text:style-name="P13">stomp</text:p>
                    </text:list-item>
                  </text:list>
                </text:list-item>
                <text:list-item>
                  <text:p text:style-name="P13">prev sections</text:p>
                </text:list-item>
                <text:list-item>
                  <text:p text:style-name="P14">scale</text:p>
                </text:list-item>
                <text:list-item>
                  <text:p text:style-name="P14">arpeggio</text:p>
                </text:list-item>
                <text:list-item>
                  <text:p text:style-name="P14">stomp</text:p>
                </text:list-item>
                <text:list-item>
                  <text:p text:style-name="P14">tapping</text:p>
                </text:list-item>
                <text:list-item>
                  <text:p text:style-name="P14">harmonics</text:p>
                </text:list-item>
                <text:list-item>
                  <text:p text:style-name="P14">scale</text:p>
                </text:list-item>
                <text:list-item>
                  <text:p text:style-name="P14">flamenco</text:p>
                </text:list-item>
                <text:list-item>
                  <text:p text:style-name="P13">compositions</text:p>
                </text:list-item>
              </text:list>
            </text:list-item>
            <text:list-item>
              <text:p text:style-name="P14">prev sections ---&gt; review</text:p>
            </text:list-item>
            <text:list-item>
              <text:p text:style-name="P14">choose target piece → e.g. “te-9”</text:p>
            </text:list-item>
            <text:list-item>
              <text:p text:style-name="P14"><text:soft-page-break/>open resources</text:p>
              <text:list>
                <text:list-item>
                  <text:p text:style-name="P14">voice memo</text:p>
                </text:list-item>
                <text:list-item>
                  <text:p text:style-name="P8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technique pieces</text:p>
            </text:list-item>
            <text:list-item>
              <text:p text:style-name="P8">code progression patterns</text:p>
            </text:list-item>
            <text:list-item>
              <text:p text:style-name="P8">email items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5363524236508746887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memos</text:p>
          <text:list>
            <text:list-item>
              <text:p text:style-name="P9">log memo</text:p>
              <text:list>
                <text:list-item>
                  <text:p text:style-name="P9">add lines (sep<text:span text:style-name="T1">arator) between sections </text:span><text:span text:style-name="T2">(blue color)</text:span></text:p>
                </text:list-item>
                <text:list-item>
                  <text:p text:style-name="P9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2">put away except ==&gt; orange+</text:p>
            </text:list-item>
            <text:list-item>
              <text:p text:style-name="P12">photo</text:p>
              <text:list>
                <text:list-item>
                  <text:p text:style-name="P12">pick up memo leaves → ones with today's memos</text:p>
                </text:list-item>
                <text:list-item>
                  <text:p text:style-name="P12">photo</text:p>
                </text:list-item>
                <text:list-item>
                  <text:p text:style-name="P12">add “//” mark <text:span text:style-name="T3">(orange color)</text:span></text:p>
                </text:list-item>
                <text:list-item>
                  <text:p text:style-name="P12">on “〇” symbol, add a slash <text:span text:style-name="T3">(orange color)</text:span></text:p>
                </text:list-item>
              </text:list>
            </text:list-item>
            <text:list-item>
              <text:p text:style-name="P12">each leaf → to each clear leaf in the clear folder</text:p>
              <text:list>
                <text:list-item>
                  <text:p text:style-name="P12"><text:soft-page-break/>refrerring → list_of_memos.ods ( tab “notes_gt”)</text:p>
                </text:list-item>
              </text:list>
            </text:list-item>
          </text:list>
        </text:list-item>
        <text:list-item>
          <text:p text:style-name="P12">guitar</text:p>
          <text:list>
            <text:list-item>
              <text:p text:style-name="P12">polish</text:p>
              <text:list>
                <text:list-item>
                  <text:p text:style-name="P12">body</text:p>
                  <text:list>
                    <text:list-item>
                      <text:p text:style-name="P12">back</text:p>
                    </text:list-item>
                    <text:list-item>
                      <text:p text:style-name="P12">front</text:p>
                    </text:list-item>
                    <text:list-item>
                      <text:p text:style-name="P12">side</text:p>
                    </text:list-item>
                    <text:list-item>
                      <text:p text:style-name="P12">bottom</text:p>
                    </text:list-item>
                    <text:list-item>
                      <text:p text:style-name="P12">showlder</text:p>
                    </text:list-item>
                  </text:list>
                </text:list-item>
                <text:list-item>
                  <text:p text:style-name="P12">neck</text:p>
                </text:list-item>
                <text:list-item>
                  <text:p text:style-name="P12">strings</text:p>
                </text:list-item>
              </text:list>
            </text:list-item>
            <text:list-item>
              <text:p text:style-name="P12">put away</text:p>
            </text:list-item>
          </text:list>
        </text:list-item>
        <text:list-item>
          <text:p text:style-name="P9"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765689" text:continue-numbering="true" text:style-name="L4">
        <text:list-header>
          <text:p text:style-name="P9"/>
        </text:list-header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  <text:list-item>
              <text:p text:style-name="P9">sheets</text:p>
            </text:list-item>
            <text:list-item>
              <text:p text:style-name="P9">vlc</text:p>
            </text:list-item>
            <text:list-item>
              <text:p text:style-name="P9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  <table:table-row>
          <table:table-cell table:style-name="表8.A2" office:value-type="string">
            <text:p text:style-name="P2">C:\WORKS_2\WS\WS_Others.Art\JVEMV6\46_art\11_guitar\end_gt.bat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8750185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<text:soft-page-break/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5490596949998274499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2" office:value-type="string">
            <text:p text:style-name="P4">sakura memo_guitar.txt</text:p>
          </table:table-cell>
        </table:table-row>
      </table:table>
      <text:list xml:id="list38758911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8754619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5282039094877260759" text:style-name="L6">
              <text:list-item>
                <text:p text:style-name="P15">memo_guitar.txt</text:p>
              </text:list-item>
              <text:list-item>
                <text:p text:style-name="P15">memo_guitar.(replaced).(XXX).txt</text:p>
              </text:list-item>
            </text:list>
          </table:table-cell>
        </table:table-row>
      </table:table>
      <text:list xml:id="list38763280" text:continue-list="list38754619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ext:soft-page-break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  <table:table-row table:style-name="表7.1">
          <table:table-cell table:style-name="表7.A1" office:value-type="string">
            <text:p text:style-name="P1">rd+/*.+</text:p>
          </table:table-cell>
        </table:table-row>
        <table:table-row table:style-name="表7.1">
          <table:table-cell table:style-name="表7.A1" office:value-type="string">
            <text:p text:style-name="P1">C:\WORKS_2\WS\WS_Others.Art\JVEMV6\46_art\11_guitar\end_gt.bat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</table:table>
      <text:list xml:id="list38745925" text:continue-numbering="true" text:style-name="L5">
        <text:list-item>
          <text:list>
            <text:list-item>
              <text:list>
                <text:list-item>
                  <text:p text:style-name="P10">sheet</text:p>
                </text:list-item>
                <text:list-item>
                  <text:p text:style-name="P10">fold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a &amp;&amp; cd C:\WORKS_2\WS\WS_Others.Art &amp;&amp; git add . &amp;&amp; git commit -m "(register guitar files) periodical updates" &amp;&amp; e &amp;&amp; git push origin master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8767863" text:continue-numbering="true" text:style-name="L5">
        <text:list-item>
          <text:list>
            <text:list-item>
              <text:p text:style-name="P10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20-01-04T18:54:16.26</dc:date>
    <dc:creator>iwabuchi ken</dc:creator>
    <meta:editing-duration>P2DT6H46M19S</meta:editing-duration>
    <meta:editing-cycles>61</meta:editing-cycles>
    <meta:generator>OpenOffice/4.1.3$Win32 OpenOffice.org_project/413m1$Build-9783</meta:generator>
    <meta:document-statistic meta:table-count="9" meta:image-count="0" meta:object-count="0" meta:page-count="7" meta:paragraph-count="170" meta:word-count="692" meta:character-count="4506"/>
  </office:meta>
</office:document-meta>
</file>